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8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703d9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5bbe35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4" style:family="paragraph" style:parent-style-name="Standard">
      <style:text-properties officeooo:rsid="0dde9a1c" officeooo:paragraph-rsid="1064c783"/>
    </style:style>
    <style:style style:name="P65" style:family="paragraph" style:parent-style-name="Footnote">
      <style:text-properties officeooo:rsid="043ccc66" officeooo:paragraph-rsid="0f40045a"/>
    </style:style>
    <style:style style:name="P66" style:family="paragraph" style:parent-style-name="Footnote">
      <style:text-properties officeooo:rsid="043ccc66" officeooo:paragraph-rsid="0f4dc0dc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paragraph-properties fo:text-align="center" style:justify-single-word="false"/>
      <style:text-properties officeooo:paragraph-rsid="0cc50ec9"/>
    </style:style>
    <style:style style:name="P69" style:family="paragraph" style:parent-style-name="Standard">
      <style:paragraph-properties fo:text-align="center" style:justify-single-word="false"/>
      <style:text-properties officeooo:paragraph-rsid="0db0d4d1"/>
    </style:style>
    <style:style style:name="P70" style:family="paragraph" style:parent-style-name="Standard">
      <style:paragraph-properties fo:text-align="center" style:justify-single-word="false"/>
      <style:text-properties officeooo:paragraph-rsid="0eb4913f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text-align="center" style:justify-single-word="false"/>
      <style:text-properties officeooo:paragraph-rsid="102f2d76"/>
    </style:style>
    <style:style style:name="P74" style:family="paragraph" style:parent-style-name="Footnote">
      <style:text-properties officeooo:paragraph-rsid="0fa0ab6e"/>
    </style:style>
    <style:style style:name="P75" style:family="paragraph" style:parent-style-name="Standard">
      <style:text-properties officeooo:paragraph-rsid="103d33d3"/>
    </style:style>
    <style:style style:name="P76" style:family="paragraph" style:parent-style-name="Footnote">
      <style:text-properties officeooo:paragraph-rsid="104a80be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0" style:family="paragraph" style:parent-style-name="Standard">
      <style:text-properties officeooo:paragraph-rsid="1061e0ef"/>
    </style:style>
    <style:style style:name="P81" style:family="paragraph" style:parent-style-name="Standard">
      <style:text-properties officeooo:paragraph-rsid="1062a122"/>
    </style:style>
    <style:style style:name="P82" style:family="paragraph" style:parent-style-name="Standard">
      <style:text-properties officeooo:paragraph-rsid="10640365"/>
    </style:style>
    <style:style style:name="P83" style:family="paragraph" style:parent-style-name="Footnote">
      <style:text-properties officeooo:paragraph-rsid="106b3977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text-properties officeooo:paragraph-rsid="10781afe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1afe"/>
    </style:style>
    <style:style style:name="P9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81afe"/>
    </style:style>
    <style:style style:name="P94" style:family="paragraph" style:parent-style-name="Standard">
      <style:text-properties officeooo:paragraph-rsid="1079aa5f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14" style:family="text">
      <style:text-properties style:font-name="Liberation Sans" fo:font-size="12pt" fo:language="en" fo:country="GB" fo:font-style="normal" style:text-underline-style="none" officeooo:rsid="0f292675" style:font-size-asian="12pt" style:language-asian="nl" style:country-asian="NL" style:font-style-asian="normal" style:font-size-complex="12pt" style:font-style-complex="normal"/>
    </style:style>
    <style:style style:name="T15" style:family="text">
      <style:text-properties style:font-name="Liberation Sans" fo:font-size="12pt" fo:language="en" fo:country="GB" fo:font-style="normal" style:text-underline-style="solid" style:text-underline-width="auto" style:text-underline-color="font-color" style:font-size-asian="12pt" style:language-asian="nl" style:country-asian="NL" style:font-style-asian="normal" style:font-size-complex="12pt" style:font-style-complex="normal"/>
    </style:style>
    <style:style style:name="T16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9c0235" style:font-size-asian="12pt" style:language-asian="nl" style:country-asian="NL" style:font-style-asian="normal" style:font-size-complex="12pt" style:font-style-complex="normal"/>
    </style:style>
    <style:style style:name="T17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e3b0cf" style:font-size-asian="12pt" style:language-asian="nl" style:country-asian="NL" style:font-style-asian="normal" style:font-size-complex="12pt" style:font-style-complex="normal"/>
    </style:style>
    <style:style style:name="T18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30f9d2" style:font-size-asian="12pt" style:language-asian="nl" style:country-asian="NL" style:font-style-asian="normal" style:font-size-complex="12pt" style:font-style-complex="normal"/>
    </style:style>
    <style:style style:name="T19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292675" style:font-size-asian="12pt" style:language-asian="nl" style:country-asian="NL" style:font-style-asian="normal" style:font-size-complex="12pt" style:font-style-complex="normal"/>
    </style:style>
    <style:style style:name="T2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4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25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26" style:family="text">
      <style:text-properties style:font-name="Liberation Sans" fo:font-size="12pt" fo:language="en" fo:country="GB" officeooo:rsid="00bddfbe" style:font-size-asian="12pt" style:font-size-complex="12pt"/>
    </style:style>
    <style:style style:name="T27" style:family="text">
      <style:text-properties style:font-name="Liberation Sans" fo:font-size="12pt" fo:language="en" fo:country="GB" officeooo:rsid="105044da" style:font-size-asian="12pt" style:font-size-complex="12pt"/>
    </style:style>
    <style:style style:name="T28" style:family="text">
      <style:text-properties style:font-name="Liberation Sans" fo:font-size="12pt" fo:language="en" fo:country="GB" officeooo:rsid="0f51b898"/>
    </style:style>
    <style:style style:name="T29" style:family="text">
      <style:text-properties style:font-name="Liberation Sans" fo:font-size="10pt" fo:language="en" fo:country="GB" style:font-size-asian="10pt" style:font-size-complex="10pt"/>
    </style:style>
    <style:style style:name="T30" style:family="text">
      <style:text-properties style:font-name="Ubuntu1" fo:font-size="11pt" style:font-size-asian="11pt" style:font-size-complex="11pt"/>
    </style:style>
    <style:style style:name="T31" style:family="text">
      <style:text-properties style:language-asian="nl" style:country-asian="NL"/>
    </style:style>
    <style:style style:name="T32" style:family="text">
      <style:text-properties officeooo:rsid="0f57e617"/>
    </style:style>
    <style:style style:name="T33" style:family="text">
      <style:text-properties officeooo:rsid="02f99a6c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solid" style:text-underline-width="auto" style:text-underline-color="font-color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203" style:family="text">
      <style:text-properties style:text-line-through-style="none" style:text-line-through-type="none" style:font-name="Liberation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efd8e5c" style:font-size-asian="12pt" style:language-asian="nl" style:country-asian="NL" style:font-style-asian="normal" style:font-size-complex="12pt" style:font-style-complex="normal"/>
    </style:style>
    <style:style style:name="T282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e3b0cf" style:font-size-asian="12pt" style:language-asian="nl" style:country-asian="NL" style:font-style-asian="normal" style:font-size-complex="12pt" style:font-style-complex="normal"/>
    </style:style>
    <style:style style:name="T283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30f9d2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style:font-size-asian="12pt" style:font-size-complex="12pt"/>
    </style:style>
    <style:style style:name="T300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65d0153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f292675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e031d57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fe7cf80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efd8e5c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en" fo:country="GB" style:text-underline-style="none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en" fo:country="GB" style:text-underline-style="none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en" fo:country="GB" style:text-underline-style="none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en" fo:country="GB" style:text-underline-style="none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320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en" fo:country="GB" style:text-underline-style="none" officeooo:rsid="0f292675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323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324" style:family="text">
      <style:text-properties style:use-window-font-color="true" loext:opacity="0%" style:font-name="Liberation Sans" fo:font-size="12pt" fo:language="en" fo:country="GB" style:text-underline-style="none" officeooo:rsid="0efd8e5c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en" fo:country="GB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1" style:family="text">
      <style:text-properties style:use-window-font-color="true" loext:opacity="0%" style:text-position="super 58%" style:font-name="Liberation Sans" fo:font-size="12pt" fo:language="en" fo:country="GB" fo:font-style="normal" style:text-underline-style="solid" style:text-underline-width="auto" style:text-underline-color="font-color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2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3" style:family="text">
      <style:text-properties style:use-window-font-color="true" loext:opacity="0%" style:text-position="super 58%" style:font-name="Liberation Sans" fo:font-size="12pt" fo:language="en" fo:country="GB" style:text-underline-style="solid" style:text-underline-width="auto" style:text-underline-color="font-color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9" style:family="text">
      <style:text-properties fo:font-size="10pt" fo:language="en" fo:country="GB" style:text-underline-style="solid" style:text-underline-width="auto" style:text-underline-color="font-color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0" style:family="text">
      <style:text-properties fo:font-size="10pt" fo:language="en" fo:country="GB" style:text-underline-style="solid" style:text-underline-width="auto" style:text-underline-color="font-color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1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2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3" style:family="text">
      <style:text-properties fo:language="en" fo:country="GB"/>
    </style:style>
    <style:style style:name="T34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fo:language="en" fo:country="GB" officeooo:rsid="0f28d107"/>
    </style:style>
    <style:style style:name="T346" style:family="text">
      <style:text-properties fo:language="en" fo:country="GB" officeooo:rsid="1052c7f3"/>
    </style:style>
    <style:style style:name="T347" style:family="text">
      <style:text-properties fo:language="en" fo:country="GB" officeooo:rsid="105c8aaa"/>
    </style:style>
    <style:style style:name="T348" style:family="text">
      <style:text-properties fo:language="en" fo:country="GB" officeooo:rsid="105f1264"/>
    </style:style>
    <style:style style:name="T349" style:family="text">
      <style:text-properties fo:language="en" fo:country="GB" style:text-underline-style="solid" style:text-underline-width="auto" style:text-underline-color="font-color"/>
    </style:style>
    <style:style style:name="T350" style:family="text">
      <style:text-properties fo:language="en" fo:country="GB" style:text-underline-style="solid" style:text-underline-width="auto" style:text-underline-color="font-color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language="en" fo:country="GB" style:text-underline-style="solid" style:text-underline-width="auto" style:text-underline-color="font-color" officeooo:rsid="0f28d107"/>
    </style:style>
    <style:style style:name="T352" style:family="text">
      <style:text-properties fo:language="en" fo:country="GB" style:text-underline-style="none"/>
    </style:style>
    <style:style style:name="T35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fo:language="en" fo:country="GB" style:text-underline-style="none" officeooo:rsid="0f28d107"/>
    </style:style>
    <style:style style:name="T3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35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7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8" style:family="text">
      <style:text-properties officeooo:rsid="0f981b1c"/>
    </style:style>
    <style:style style:name="T35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36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6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6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8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384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85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86" style:family="text">
      <style:text-properties officeooo:rsid="0fed6741"/>
    </style:style>
    <style:style style:name="T387" style:family="text">
      <style:text-properties style:text-underline-style="solid" style:text-underline-width="auto" style:text-underline-color="font-color"/>
    </style:style>
    <style:style style:name="T388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4"><text:span text:style-name="Strong_20_Emphasis"><text:span text:style-name="T110">Checklist for installing </text:span></text:span><text:span text:style-name="Strong_20_Emphasis"><text:span text:style-name="T110"><text:user-field-get text:name="Distro">Rocky Linux</text:user-field-get></text:span></text:span><text:span text:style-name="Strong_20_Emphasis"><text:span text:style-name="T110"><text:s/></text:span></text:span><text:span text:style-name="Strong_20_Emphasis"><text:span text:style-name="T111"><text:user-field-get text:name="Version">8.10</text:user-field-get></text:span></text:span><text:span text:style-name="Strong_20_Emphasis"><text:span text:style-name="T112"><text:note text:id="ftn1" text:note-class="footnote"><text:note-citation>1</text:note-citation><text:note-body><text:p text:style-name="P76"><text:span text:style-name="T360">This </text:span><text:span text:style-name="Strong_20_Emphasis"><text:span text:style-name="T367"><text:user-field-get text:name="Distro">Rocky Linux</text:user-field-get></text:span></text:span><text:span text:style-name="T361"><text:s/></text:span><text:span text:style-name="T368"><text:user-field-get text:name="Version">8.10</text:user-field-get></text:span><text:span text:style-name="T368"><text:s/>Desktop</text:span><text:span text:style-name="T360"> (codename </text:span><text:span text:style-name="T363">GreenObsidian</text:span><text:span text:style-name="T360">) </text:span><text:span text:style-name="T365">from May 31</text:span><text:span text:style-name="T374">st</text:span><text:span text:style-name="T365">, </text:span><text:span text:style-name="T366">2024 </text:span><text:span text:style-name="T360">is supported until </text:span><text:span text:style-name="T362">May</text:span><text:span text:style-name="T360"> </text:span><text:span text:style-name="T364">1</text:span><text:span text:style-name="T373">st</text:span><text:span text:style-name="T364">, </text:span><text:span text:style-name="T360">2029.</text:span></text:p></text:note-body></text:note></text:span></text:span><text:span text:style-name="Strong_20_Emphasis"><text:span text:style-name="T113"><text:s/></text:span></text:span><text:span text:style-name="Strong_20_Emphasis"><text:span text:style-name="T115">Desktop</text:span></text:span><text:span text:style-name="Strong_20_Emphasis"><text:span text:style-name="T114">.</text:span></text:span></text:p>
      <text:p text:style-name="P33"><text:span text:style-name="Strong_20_Emphasis"><text:span text:style-name="T81"/></text:span></text:p>
      <text:p text:style-name="P33"><text:span text:style-name="Strong_20_Emphasis"><text:span text:style-name="T161">This is a fillable PDF, no printing required.</text:span></text:span></text:p>
      <text:p text:style-name="P34"><text:span text:style-name="Strong_20_Emphasis"><text:span text:style-name="T109"/></text:span></text:p>
      <text:p text:style-name="P17"><text:span text:style-name="T130">Fill in the </text:span><text:span text:style-name="Strong_20_Emphasis"><text:span text:style-name="T49">text box</text:span></text:span><text:span text:style-name="T130"> behind the</text:span><text:span text:style-name="T131"> &lt;</text:span><text:span text:style-name="T130">words&gt;, see [explanation]:</text:span></text:p>
      <text:p text:style-name="P91"><text:span text:style-name="Definition"><text:span text:style-name="T353">&lt;user</text:span></text:span><text:span text:style-name="Definition"><text:span text:style-name="T246">&gt;</text:span></text:span><text:span text:style-name="T309"><text:tab/><text:tab/></text:span><text:span text:style-name="T319"> <text:tab/><text:tab/><text:tab/> </text:span><text:span text:style-name="T310"><draw:control text:anchor-type="as-char" svg:y="-0.4cm" draw:z-index="4" draw:name="Gebruiker" draw:style-name="gr2" draw:text-style-name="P96" svg:width="6.4cm" svg:height="0.6cm" draw:control="control3"><svg:title>Gebruiker</svg:title><svg:desc>Volledige naam, bijv. Jan Stek</svg:desc></draw:control></text:span><text:span text:style-name="T310"><text:s text:c="2"/></text:span><text:span text:style-name="T311">[</text:span><text:span text:style-name="T312">F</text:span><text:span text:style-name="T313">ull </text:span><text:span text:style-name="T320">na</text:span><text:span text:style-name="T321">me,</text:span><text:span text:style-name="T320"> </text:span><text:span text:style-name="T321">e.g.</text:span><text:span text:style-name="T320"> </text:span><text:span text:style-name="T322">J</text:span><text:span text:style-name="T323">ohn Doe</text:span><text:span text:style-name="T327">]</text:span></text:p>
      <text:p text:style-name="P90"><text:span text:style-name="Definition"><text:span text:style-name="T353">&lt;</text:span></text:span><text:span text:style-name="Definition"><text:span text:style-name="T326">USER</text:span></text:span><text:span text:style-name="Definition"><text:span text:style-name="T352">na</text:span></text:span><text:span text:style-name="Definition"><text:span text:style-name="T354">me</text:span></text:span><text:span text:style-name="Definition"><text:span text:style-name="T246">&gt;</text:span></text:span><text:span text:style-name="T325"><text:tab/><text:tab/><text:tab/> </text:span><text:span text:style-name="T325"><draw:control text:anchor-type="as-char" svg:y="-0.4cm" draw:z-index="10" draw:name="Gberuikersnaam 2" draw:style-name="gr2" draw:text-style-name="P96" svg:width="6.4cm" svg:height="0.6cm" draw:control="control9"><svg:title>Gebruikersnaam</svg:title><svg:desc>Korte naam, bijv. jan</svg:desc></draw:control></text:span><text:span text:style-name="T325"><text:s text:c="2"/></text:span><text:span text:style-name="T11">[</text:span><text:span text:style-name="T12">U</text:span><text:span text:style-name="T13">ser</text:span><text:span text:style-name="T10">na</text:span><text:span text:style-name="T14">me</text:span><text:span text:style-name="T10">, </text:span><text:span text:style-name="T14">e.g.</text:span><text:span text:style-name="T10"> </text:span><text:span text:style-name="T142">j</text:span><text:span text:style-name="T143">oh</text:span><text:span text:style-name="T142">n</text:span><text:span text:style-name="T144">]</text:span></text:p>
      <text:p text:style-name="P91"><text:span text:style-name="Definition"><text:span text:style-name="T353">&lt;</text:span></text:span><text:span text:style-name="Definition"><text:span text:style-name="T352">COMPUTERNA</text:span></text:span><text:span text:style-name="Definition"><text:span text:style-name="T354">me</text:span></text:span><text:span text:style-name="Definition"><text:span text:style-name="T246">&gt;</text:span></text:span><text:span text:style-name="T328"><text:tab/> </text:span><text:span text:style-name="T352"><draw:control text:anchor-type="as-char" svg:y="-0.4cm" draw:z-index="5" draw:name="Computernaam" draw:style-name="gr2" draw:text-style-name="P96" svg:width="6.4cm" svg:height="0.6cm" draw:control="control4"><svg:title>Computernaam</svg:title><svg:desc>Unieke naam van de computer</svg:desc></draw:control></text:span><text:span text:style-name="T352"><text:s text:c="2"/></text:span><text:span text:style-name="T250">[</text:span><text:span text:style-name="T251">N</text:span><text:span text:style-name="T252">a</text:span><text:span text:style-name="T253">me of the</text:span><text:span text:style-name="T252"> compute</text:span><text:span text:style-name="T254">r, </text:span><text:span text:style-name="T253">e.g.</text:span><text:span text:style-name="T255"> </text:span><text:span text:style-name="T256">pc02</text:span><text:span text:style-name="T250">]</text:span></text:p>
      <text:p text:style-name="P91"><text:span text:style-name="Definition"><text:span text:style-name="T353">&lt;</text:span></text:span><text:span text:style-name="Definition"><text:span text:style-name="T244">USER</text:span></text:span><text:span text:style-name="Definition"><text:span text:style-name="T246">&gt;</text:span></text:span><text:span text:style-name="T257"><text:tab/><text:tab/></text:span><text:span text:style-name="T319"> <text:tab/><text:tab/><text:tab/> </text:span><text:span text:style-name="T310"><draw:control text:anchor-type="as-char" svg:y="-0.4cm" draw:z-index="8" draw:name="Gebruiker 1" draw:style-name="gr2" draw:text-style-name="P96" svg:width="6.4cm" svg:height="0.6cm" draw:control="control7"><svg:title>Gebruiker</svg:title><svg:desc>Volledige naam, bijv. Jan Stek</svg:desc></draw:control></text:span><text:span text:style-name="T310"><text:s text:c="2"/></text:span><text:span text:style-name="T311">[</text:span><text:span text:style-name="T312">F</text:span><text:span text:style-name="T314">ull </text:span><text:span text:style-name="T315">na</text:span><text:span text:style-name="T316">me</text:span><text:span text:style-name="T315"> possibly </text:span><text:span text:style-name="T317">2</text:span><text:span text:style-name="T334">nd</text:span><text:span text:style-name="T317"> </text:span><text:span text:style-name="T318">user</text:span><text:span text:style-name="T324">]</text:span></text:p>
      <text:p text:style-name="P90"><text:span text:style-name="Definition"><text:span text:style-name="T353">&lt;</text:span></text:span><text:span text:style-name="Definition"><text:span text:style-name="T244">USERN</text:span></text:span><text:span text:style-name="Definition"><text:span text:style-name="T245">a</text:span></text:span><text:span text:style-name="Definition"><text:span text:style-name="T246">me&gt;</text:span></text:span><text:span text:style-name="Definition"><text:span text:style-name="T244"><text:tab/><text:tab/><text:tab/> </text:span></text:span><text:span text:style-name="T325"><draw:control text:anchor-type="as-char" svg:y="-0.4cm" draw:z-index="9" draw:name="Gberuikersnaam 1" draw:style-name="gr2" draw:text-style-name="P96" svg:width="6.4cm" svg:height="0.6cm" draw:control="control8"><svg:title>Gebruikersnaam</svg:title><svg:desc>Korte naam, bijv. jan</svg:desc></draw:control></text:span><text:span text:style-name="T325"><text:s text:c="2"/></text:span><text:span text:style-name="T247">[</text:span><text:span text:style-name="T248">U</text:span><text:span text:style-name="T249">ser</text:span><text:span text:style-name="T258">na</text:span><text:span text:style-name="T259">me</text:span><text:span text:style-name="T258"> possibly </text:span><text:span text:style-name="T260">2</text:span><text:span text:style-name="T332">nd</text:span><text:span text:style-name="T260"> </text:span><text:span text:style-name="T261">user</text:span><text:span text:style-name="T262">]</text:span></text:p>
      <text:p text:style-name="P16"><text:span text:style-name="T124">Replace the &lt;words&gt; in this checklist with those in the </text:span><text:span text:style-name="Strong_20_Emphasis"><text:span text:style-name="T39">te</text:span></text:span><text:span text:style-name="Strong_20_Emphasis"><text:span text:style-name="T45">x</text:span></text:span><text:span text:style-name="Strong_20_Emphasis"><text:span text:style-name="T39">t </text:span></text:span><text:span text:style-name="Strong_20_Emphasis"><text:span text:style-name="T45">box</text:span></text:span><text:span text:style-name="T124">.</text:span></text:p>
      <text:p text:style-name="P55"/>
      <text:p text:style-name="P55"/>
      <text:p text:style-name="P18"><text:span text:style-name="T133">Not yet on Linux?</text:span><text:span text:style-name="T125"><text:tab/></text:span><text:span text:style-name="T132">Use</text:span><text:span text:style-name="T126"> </text:span><text:span text:style-name="Strong_20_Emphasis"><text:span text:style-name="T135">Checklist </text:span></text:span><text:span text:style-name="Strong_20_Emphasis"><text:span text:style-name="T136">transfer</text:span></text:span><text:span text:style-name="T126"> o</text:span><text:span text:style-name="T129">n</text:span><text:span text:style-name="T12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27"> </text:span><text:span text:style-name="T129">u</text:span><text:span text:style-name="T127">nder </text:span><text:span text:style-name="T134">Linux</text:span><text:span text:style-name="T128">.</text:span></text:p>
      <text:p text:style-name="P53"><text:span text:style-name="T151">New installation?</text:span><text:span text:style-name="T153"><text:tab/><text:tab/></text:span><text:span text:style-name="T155">Start at chapter</text:span><text:span text:style-name="T153"> </text:span><text:span text:style-name="T151"><text:bookmark-ref text:reference-format="page" text:ref-name="__RefNumPara__4009_1271708128">2</text:bookmark-ref></text:span><text:span text:style-name="T153"><text:s text:c="2"/></text:span><text:span text:style-name="T152"><text:bookmark-ref text:reference-format="text" text:ref-name="__RefNumPara__4009_1271708128">Perform installation</text:bookmark-ref></text:span><text:span text:style-name="T154">.</text:span></text:p>
      <text:p text:style-name="P38"/>
      <text:p text:style-name="P38"/>
      <text:list text:style-name="L1">
        <text:list-item>
          <text:p text:style-name="P87"><text:bookmark-start text:name="__RefNumPara__4083_1271708128"/>Prepar<text:span text:style-name="T358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7" draw:name="Vorm3_0" draw:style-name="gr1" draw:text-style-name="P9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2" draw:name="Vorm3_ 1" draw:style-name="gr1" draw:text-style-name="P95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92"><text:span text:style-name="Strong_20_Emphasis"><text:span text:style-name="T36">Log in as </text:span></text:span><text:span text:style-name="Definition"><text:span text:style-name="T355">&lt;user</text:span></text:span><text:span text:style-name="Definition"><text:span text:style-name="T263">&gt;</text:span></text:span><text:span text:style-name="Definition"><text:span text:style-name="T23"><text:note text:id="ftn2" text:note-class="footnote"><text:note-citation>2</text:note-citation><text:note-body><text:p text:style-name="P65"><text:span text:style-name="User_20_Entry"><text:span text:style-name="T84">Login any additional </text:span></text:span><text:span text:style-name="Definition"><text:span text:style-name="T341">USER</text:span></text:span><text:span text:style-name="User_20_Entry"><text:span text:style-name="T89">s</text:span></text:span><text:span text:style-name="User_20_Entry"><text:span text:style-name="T94">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2" office:value-type="string">
            <text:p text:style-name="P39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3"><text:span text:style-name="Strong_20_Emphasis"><text:span text:style-name="T54"><draw:control text:anchor-type="as-char" draw:z-index="14" draw:name="Vorm 4" draw:style-name="gr1" draw:text-style-name="P9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0"><text:span text:style-name="Strong_20_Emphasis"><text:span text:style-name="T52">Type: </text:span></text:span><text:span text:style-name="User_20_Entry"><text:span text:style-name="T10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4" office:value-type="string">
            <text:p text:style-name="P60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5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3"><text:span text:style-name="Strong_20_Emphasis"><text:span text:style-name="T54"><draw:control text:anchor-type="as-char" draw:z-index="15" draw:name="Vorm 6" draw:style-name="gr1" draw:text-style-name="P95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4"><draw:control text:anchor-type="as-char" draw:z-index="16" draw:name="Vorm 7" draw:style-name="gr1" draw:text-style-name="P95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1"><text:span text:style-name="Strong_20_Emphasis"><text:span text:style-name="T52">Type: </text:span></text:span><text:span text:style-name="Strong_20_Emphasis"><text:span text:style-name="T108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69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59"><text:span text:style-name="Strong_20_Emphasis"><text:span text:style-name="T42">Select </text:span></text:span><text:span text:style-name="Strong_20_Emphasis"><text:span text:style-name="T69">1</text:span></text:span><text:span text:style-name="Strong_20_Emphasis"><text:span text:style-name="T42"> Prepar</text:span></text:span><text:span text:style-name="Strong_20_Emphasis"><text:span text:style-name="T50">e</text:span></text:span><text:span text:style-name="Strong_20_Emphasis"><text:span text:style-name="T42"> installation</text:span></text:span><text:span text:style-name="Strong_20_Emphasis"><text:span text:style-name="T48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0"><text:span text:style-name="Strong_20_Emphasis"><text:span text:style-name="T41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8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68"><text:span text:style-name="Strong_20_Emphasis"><text:span text:style-name="T54"><draw:control text:anchor-type="as-char" draw:z-index="2" draw:name="Vorm9" draw:style-name="gr1" draw:text-style-name="P9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45">Boot the computer from</text:span><text:span text:style-name="T149"><text:note text:id="ftn3" text:note-class="footnote"><text:note-citation>1</text:note-citation><text:note-body><text:p text:style-name="P5"><text:span text:style-name="T96">Boot menu/Setup via one of the </text:span><text:span text:style-name="T97">f</text:span><text:span text:style-name="T96">requently used keys:</text:span> <text:span text:style-name="T359">Esc</text:span>, <text:span text:style-name="T359">Delete</text:span>, <text:span text:style-name="T359">F1</text:span>, <text:span text:style-name="T359">F2</text:span>, <text:span text:style-name="T359">F9</text:span>, <text:span text:style-name="T359">F10</text:span>, <text:span text:style-name="T359">F11</text:span>, <text:span text:style-name="T386">or </text:span><text:span text:style-name="T359">F12</text:span>.</text:p></text:note-body></text:note></text:span><text:span text:style-name="T145"> an</text:span><text:span text:style-name="T147"> </text:span><text:span text:style-name="Strong_20_Emphasis"><text:span text:style-name="T118"><text:user-field-get text:name="Distro">Rocky Linux</text:user-field-get></text:span></text:span><text:span text:style-name="T148"><text:s/></text:span><text:span text:style-name="T119"><text:user-field-get text:name="Version">8.10</text:user-field-get></text:span><text:span text:style-name="T119"><text:s/></text:span><text:span text:style-name="Strong_20_Emphasis"><text:span text:style-name="T82">Desktop </text:span></text:span><text:span text:style-name="Strong_20_Emphasis"><text:span text:style-name="T80">L</text:span></text:span><text:span text:style-name="T77">ive</text:span><text:span text:style-name="T77"><text:note text:id="ftn4" text:note-class="footnote"><text:note-citation>2</text:note-citation><text:note-body><text:p text:style-name="P74"><text:span text:style-name="T29">From a Live USB stick you can boot and work with </text:span><text:span text:style-name="Strong_20_Emphasis"><text:span text:style-name="T150"><text:user-field-get text:name="Distro">Rocky Linux</text:user-field-get></text:span></text:span><text:span text:style-name="Strong_20_Emphasis"><text:span text:style-name="T150"><text:s/></text:span></text:span><text:span text:style-name="T29">without modifying any files on the hard drive and also allows installation of </text:span><text:span text:style-name="Strong_20_Emphasis"><text:span text:style-name="T150"><text:user-field-get text:name="Distro">Rocky Linux</text:user-field-get></text:span></text:span><text:span text:style-name="Strong_20_Emphasis"><text:span text:style-name="T150">.</text:span></text:span></text:p></text:note-body></text:note></text:span><text:span text:style-name="T145"> USB stick</text:span><text:span text:style-name="T78"><text:note text:id="ftn5" text:note-class="footnote"><text:note-citation>3</text:note-citation><text:note-body><text:p text:style-name="P83"><text:span text:style-name="Strong_20_Emphasis"><text:span text:style-name="T85">Create a bootable USB stick:<text:line-break/>Download a CD image file (.iso) from</text:span></text:span><text:span text:style-name="Strong_20_Emphasis"><text:span text:style-name="T87"> </text:span></text:span><text:a xlink:type="simple" xlink:href="https://rockylinux.org/nl/download" text:style-name="Internet_20_link" text:visited-style-name="Visited_20_Internet_20_Link"><text:span text:style-name="Strong_20_Emphasis"><text:span text:style-name="T336">rockylinux.org/nl/download</text:span></text:span></text:a><text:span text:style-name="Strong_20_Emphasis"><text:span text:style-name="T87">, </text:span></text:span><text:span text:style-name="Strong_20_Emphasis"><text:span text:style-name="T88">under </text:span></text:span><text:span text:style-name="Strong_20_Emphasis"><text:span text:style-name="T92">De</text:span></text:span><text:span text:style-name="Strong_20_Emphasis"><text:span text:style-name="T93">fault</text:span></text:span><text:span text:style-name="Strong_20_Emphasis"><text:span text:style-name="T92"> Images</text:span></text:span><text:span text:style-name="Strong_20_Emphasis"><text:span text:style-name="T88"> click </text:span></text:span><text:span text:style-name="Strong_20_Emphasis"><text:span text:style-name="T92">Rocky Linux </text:span></text:span><text:span text:style-name="Strong_20_Emphasis"><text:span text:style-name="T92"><text:user-field-get text:name="Version">8.10</text:user-field-get></text:span></text:span><text:span text:style-name="Strong_20_Emphasis"><text:span text:style-name="T88">, and click </text:span></text:span><text:span text:style-name="Strong_20_Emphasis"><text:span text:style-name="T93">DVD ISO</text:span></text:span><text:span text:style-name="Strong_20_Emphasis"><text:span text:style-name="T88">.<text:line-break/></text:span></text:span><text:span text:style-name="Strong_20_Emphasis"><text:span text:style-name="T86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335">karelzimmer.nl/en</text:span></text:span></text:a><text:span text:style-name="Strong_20_Emphasis"><text:span text:style-name="T86">, under </text:span></text:span><text:span text:style-name="Strong_20_Emphasis"><text:span text:style-name="T90">Linux</text:span></text:span><text:span text:style-name="Strong_20_Emphasis"><text:span text:style-name="T86">.</text:span></text:span></text:p></text:note-body></text:note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6"><text:span text:style-name="T120">Select</text:span><text:span text:style-name="Strong_20_Emphasis"><text:span text:style-name="T55"> </text:span></text:span><text:span text:style-name="Strong_20_Emphasis"><text:span text:style-name="T102">Install</text:span></text:span><text:span text:style-name="Strong_20_Emphasis"><text:span text:style-name="T56"> </text:span></text:span><text:span text:style-name="Strong_20_Emphasis"><text:span text:style-name="T103"><text:user-field-get text:name="Distro">Rocky Linux</text:user-field-get></text:span></text:span><text:span text:style-name="Strong_20_Emphasis"><text:span text:style-name="T105"><text:s/></text:span></text:span><text:span text:style-name="Strong_20_Emphasis"><text:span text:style-name="T104"><text:user-field-get text:name="Version">8.10</text:user-field-get></text:span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text:span text:style-name="Strong_20_Emphasis"><text:span text:style-name="T38"/></text:span></text:p>
          </table:table-cell>
          <table:table-cell table:style-name="_32_._5f_Installatie_5f_uitvoeren.C3" office:value-type="string">
            <text:p text:style-name="P60"><text:span text:style-name="Strong_20_Emphasis"><text:span text:style-name="T106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0"><text:span text:style-name="Strong_20_Emphasis"><text:span text:style-name="T40"><draw:control text:anchor-type="as-char" draw:z-index="26" draw:name="Vorm 1" draw:style-name="gr1" draw:text-style-name="P95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5"><text:span text:style-name="T162">At</text:span><text:span text:style-name="T163"> </text:span><text:span text:style-name="Strong_20_Emphasis"><text:span text:style-name="T162">WELCOME TO ROCKY LINUX </text:span></text:span><text:span text:style-name="Strong_20_Emphasis"><text:span text:style-name="T202"><text:user-field-get text:name="Version">8.10</text:user-field-get></text:span></text:span><text:span text:style-name="Strong_20_Emphasis"><text:span text:style-name="T174"><text:s/>select language and click </text:span></text:span><text:span text:style-name="T185">Continue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0"><text:span text:style-name="Strong_20_Emphasis"><text:span text:style-name="T40"><draw:control text:anchor-type="as-char" draw:z-index="21" draw:name="Vorm 10" draw:style-name="gr1" draw:text-style-name="P95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3"><text:span text:style-name="T165">U</text:span><text:span text:style-name="T166">nder</text:span><text:span text:style-name="T163"> </text:span><text:span text:style-name="Strong_20_Emphasis"><text:span text:style-name="T166">USER SETTINGS</text:span></text:span><text:span text:style-name="Strong_20_Emphasis"><text:span text:style-name="T180"> </text:span></text:span><text:span text:style-name="Strong_20_Emphasis"><text:span text:style-name="T181">click</text:span></text:span><text:span text:style-name="Strong_20_Emphasis"><text:span text:style-name="T182"> </text:span></text:span><text:span text:style-name="T186">User </text:span><text:span text:style-name="T192">C</text:span><text:span text:style-name="T186">reation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8" office:value-type="string">
            <text:p text:style-name="P93"><text:span text:style-name="T346">Enter your</text:span><text:span text:style-name="T347"> </text:span><text:span text:style-name="Strong_20_Emphasis"><text:span text:style-name="T76">Full name</text:span></text:span><text:span text:style-name="Strong_20_Emphasis"><text:span text:style-name="T59"> </text:span></text:span><text:span text:style-name="Definition"><text:span text:style-name="T353">&lt;user</text:span></text:span><text:span text:style-name="Definition"><text:span text:style-name="T246">&gt;</text:span></text:span><text:span text:style-name="Strong_20_Emphasis"><text:span text:style-name="T60">, <text:line-break/></text:span></text:span><text:span text:style-name="Strong_20_Emphasis"><text:span text:style-name="T76">User name</text:span></text:span><text:span text:style-name="Strong_20_Emphasis"><text:span text:style-name="T59"> </text:span></text:span><text:span text:style-name="Definition"><text:span text:style-name="T356">&lt;user</text:span></text:span><text:span text:style-name="Definition"><text:span text:style-name="T357">name</text:span></text:span><text:span text:style-name="Definition"><text:span text:style-name="T264">&gt;</text:span></text:span><text:span text:style-name="Strong_20_Emphasis"><text:span text:style-name="T59">,</text:span></text:span></text:p>
            <text:p text:style-name="P77"><text:span text:style-name="Strong_20_Emphasis"><text:span text:style-name="T61">check</text:span></text:span><text:span text:style-name="Strong_20_Emphasis"><text:span text:style-name="T62"> </text:span></text:span><text:span text:style-name="Strong_20_Emphasis"><text:span text:style-name="T71">Ma</text:span></text:span><text:span text:style-name="Strong_20_Emphasis"><text:span text:style-name="T72">ke this user administrator</text:span></text:span><text:span text:style-name="Strong_20_Emphasis"><text:span text:style-name="T62">,</text:span></text:span></text:p>
            <text:p text:style-name="P78"><text:span text:style-name="Strong_20_Emphasis"><text:span text:style-name="T58">enter a </text:span></text:span><text:span text:style-name="Strong_20_Emphasis"><text:span text:style-name="T70">password</text:span></text:span><text:span text:style-name="Strong_20_Emphasis"><text:span text:style-name="T58"> twice</text:span></text:span><text:span text:style-name="Strong_20_Emphasis"><text:span text:style-name="T62"> </text:span></text:span><text:span text:style-name="Strong_20_Emphasis"><text:span text:style-name="T63">and c</text:span></text:span><text:span text:style-name="Strong_20_Emphasis"><text:span text:style-name="T62">li</text:span></text:span><text:span text:style-name="Strong_20_Emphasis"><text:span text:style-name="T64">c</text:span></text:span><text:span text:style-name="Strong_20_Emphasis"><text:span text:style-name="T62">k </text:span></text:span><text:span text:style-name="Strong_20_Emphasis"><text:span text:style-name="T73">Don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0"><text:span text:style-name="Strong_20_Emphasis"><text:span text:style-name="T40"><draw:control text:anchor-type="as-char" draw:z-index="22" draw:name="Vorm 2" draw:style-name="gr1" draw:text-style-name="P95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3"><text:span text:style-name="T165">U</text:span><text:span text:style-name="T166">nder</text:span><text:span text:style-name="T164"> </text:span><text:span text:style-name="T187">SYSTEM</text:span><text:span text:style-name="T164"> </text:span><text:span text:style-name="T165">click</text:span><text:span text:style-name="T167"> </text:span><text:span text:style-name="T187">Installati</text:span><text:span text:style-name="T188">on Destination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8" office:value-type="string">
            <text:p text:style-name="P37"><text:span text:style-name="T348">Check</text:span><text:span text:style-name="T383"> </text:span><text:span text:style-name="T384">the </text:span><text:span text:style-name="T385">Device Selection</text:span><text:span text:style-name="T369"> </text:span><text:span text:style-name="Strong_20_Emphasis"><text:span text:style-name="T371">and click </text:span></text:span><text:span text:style-name="Strong_20_Emphasis"><text:span text:style-name="T370">Done</text:span></text:span><text:span text:style-name="Strong_20_Emphasis"><text:span text:style-name="T372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0"><text:span text:style-name="Strong_20_Emphasis"><text:span text:style-name="T40"><draw:control text:anchor-type="as-char" draw:z-index="23" draw:name="Vorm 12" draw:style-name="gr1" draw:text-style-name="P95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3"><text:span text:style-name="T165">U</text:span><text:span text:style-name="T166">nder</text:span><text:span text:style-name="T164"> </text:span><text:span text:style-name="T187">SYSTEM</text:span><text:span text:style-name="T164"> </text:span><text:span text:style-name="T165">click</text:span><text:span text:style-name="T167"> </text:span><text:span text:style-name="T187">Netwerk &amp; </text:span><text:span text:style-name="T185">H</text:span><text:span text:style-name="T187">ost </text:span><text:span text:style-name="T185">N</text:span><text:span text:style-name="T187">a</text:span><text:span text:style-name="T185">me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6"><text:span text:style-name="T196">Move</text:span><text:span text:style-name="T194"> the slider behind the network adapter </text:span><text:span text:style-name="T195">from </text:span><text:span text:style-name="T198">OFF</text:span><text:span text:style-name="T195"> </text:span><text:span text:style-name="T194">to </text:span><text:span text:style-name="T197">ON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1"><text:span text:style-name="T168">Enter you</text:span><text:span text:style-name="T172">r</text:span><text:span text:style-name="T169"> </text:span><text:span text:style-name="Strong_20_Emphasis"><text:span text:style-name="T170">Host </text:span></text:span><text:span text:style-name="Strong_20_Emphasis"><text:span text:style-name="T168">N</text:span></text:span><text:span text:style-name="Strong_20_Emphasis"><text:span text:style-name="T170">am</text:span></text:span><text:span text:style-name="Strong_20_Emphasis"><text:span text:style-name="T168">e</text:span></text:span><text:span text:style-name="Definition"><text:span text:style-name="T9"> &lt;</text:span></text:span><text:span text:style-name="Definition"><text:span text:style-name="T24">computerna</text:span></text:span><text:span text:style-name="Definition"><text:span text:style-name="T25">me&gt;</text:span></text:span><text:span text:style-name="Strong_20_Emphasis"><text:span text:style-name="T176"> </text:span></text:span><text:span text:style-name="Strong_20_Emphasis"><text:span text:style-name="T177">and click </text:span></text:span><text:span text:style-name="Strong_20_Emphasis"><text:span text:style-name="T189">Apply</text:span></text:span><text:span text:style-name="Strong_20_Emphasis"><text:span text:style-name="T178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79"><text:span text:style-name="Strong_20_Emphasis"><text:span text:style-name="T179">C</text:span></text:span><text:span text:style-name="Strong_20_Emphasis"><text:span text:style-name="T173">li</text:span></text:span><text:span text:style-name="Strong_20_Emphasis"><text:span text:style-name="T179">c</text:span></text:span><text:span text:style-name="Strong_20_Emphasis"><text:span text:style-name="T173">k </text:span></text:span><text:span text:style-name="Strong_20_Emphasis"><text:span text:style-name="T188">Done</text:span></text:span><text:span text:style-name="Strong_20_Emphasis"><text:span text:style-name="T173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0"><text:span text:style-name="Strong_20_Emphasis"><text:span text:style-name="T40"><draw:control text:anchor-type="as-char" draw:z-index="24" draw:name="Vorm 5" draw:style-name="gr1" draw:text-style-name="P95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3"><text:span text:style-name="T165">U</text:span><text:span text:style-name="T166">nder</text:span><text:span text:style-name="T164"> </text:span><text:span text:style-name="T187">SOFTWARE</text:span><text:span text:style-name="T164"> </text:span><text:span text:style-name="T165">click</text:span><text:span text:style-name="T167"> </text:span><text:span text:style-name="T190">Software </text:span><text:span text:style-name="T191">S</text:span><text:span text:style-name="T190">electi</text:span><text:span text:style-name="T191">on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3"><text:span text:style-name="T171">Select </text:span><text:span text:style-name="T190">Server</text:span><text:span text:style-name="T171"> </text:span><text:span text:style-name="Strong_20_Emphasis"><text:span text:style-name="T182">and click </text:span></text:span><text:span text:style-name="Strong_20_Emphasis"><text:span text:style-name="T193">Done</text:span>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0"><text:span text:style-name="Strong_20_Emphasis"><text:span text:style-name="T40"><draw:control text:anchor-type="as-char" draw:z-index="25" draw:name="Vorm 14" draw:style-name="gr1" draw:text-style-name="P95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2"><text:span text:style-name="Strong_20_Emphasis"><text:span text:style-name="T183">Click</text:span></text:span><text:span text:style-name="Strong_20_Emphasis"><text:span text:style-name="T184"> </text:span></text:span><text:span text:style-name="Strong_20_Emphasis"><text:span text:style-name="T207">Begin </text:span></text:span><text:span text:style-name="Strong_20_Emphasis"><text:span text:style-name="T208">Installation</text:span>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22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70"><text:span text:style-name="Strong_20_Emphasis"><text:span text:style-name="T40"><draw:control text:anchor-type="as-char" draw:z-index="27" draw:name="Vorm 13" draw:style-name="gr1" draw:text-style-name="P95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4"><text:span text:style-name="Strong_20_Emphasis"><text:span text:style-name="T183">Click</text:span></text:span><text:span text:style-name="Strong_20_Emphasis"><text:span text:style-name="T184"> </text:span></text:span><text:span text:style-name="Strong_20_Emphasis"><text:span text:style-name="T209">Reboot System</text:span></text:span><text:span text:style-name="Strong_20_Emphasis"><text:span text:style-name="T175">.</text:span></text:span></text:p>
          </table:table-cell>
        </table:table-row>
      </table:table>
      <text:p text:style-name="P56"><text:span text:style-name="Strong_20_Emphasis"><text:span text:style-name="T57"/></text:span></text:p>
      <text:list text:continue-numbering="true" text:style-name="L1">
        <text:list-item>
          <text:p text:style-name="P85"><text:span text:style-name="Strong_20_Emphasis"><text:span text:style-name="T75">Finish installation</text:span></text:span></text:p>
        </text:list-item>
      </text:list>
      <text:p text:style-name="P57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1"><text:span text:style-name="Strong_20_Emphasis"><text:span text:style-name="T54"><draw:control text:anchor-type="as-char" draw:z-index="3" draw:name="Vorm24" draw:style-name="gr1" draw:text-style-name="P9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4"><text:span text:style-name="Strong_20_Emphasis"><text:span text:style-name="T34">Log in as </text:span></text:span><text:span text:style-name="Definition"><text:span text:style-name="T356">&lt;user</text:span></text:span><text:span text:style-name="Definition"><text:span text:style-name="T264">&gt;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3"><text:span text:style-name="Strong_20_Emphasis"><text:span text:style-name="T54"><draw:control text:anchor-type="as-char" draw:z-index="17" draw:name="Vorm4" draw:style-name="gr1" draw:text-style-name="P95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0"><text:span text:style-name="Strong_20_Emphasis"><text:span text:style-name="T52">Type: </text:span></text:span><text:span text:style-name="User_20_Entry"><text:span text:style-name="T10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4" office:value-type="string">
            <text:p text:style-name="P61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5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3"><text:span text:style-name="Strong_20_Emphasis"><text:span text:style-name="T54"><draw:control text:anchor-type="as-char" draw:z-index="18" draw:name="Vorm 3" draw:style-name="gr1" draw:text-style-name="P95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2"><text:span text:style-name="Strong_20_Emphasis"><text:span text:style-name="T52">Type: </text:span></text:span><text:span text:style-name="Strong_20_Emphasis"><text:span text:style-name="T108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1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43">Se</text:span></text:span><text:span text:style-name="Strong_20_Emphasis"><text:span text:style-name="T46">lect</text:span></text:span><text:span text:style-name="Strong_20_Emphasis"><text:span text:style-name="T43"> </text:span></text:span><text:span text:style-name="Strong_20_Emphasis"><text:span text:style-name="T74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2"><text:span text:style-name="Strong_20_Emphasis"><text:span text:style-name="T41">Follow the instructions on the screen.</text:span></text:span></text:p>
          </table:table-cell>
        </table:table-row>
      </table:table>
      <text:p text:style-name="P57"><text:span text:style-name="Strong_20_Emphasis"><text:span text:style-name="T34"/></text:span></text:p>
      <text:list text:continue-numbering="true" text:style-name="L1">
        <text:list-item>
          <text:p text:style-name="P89"><text:span text:style-name="Strong_20_Emphasis"><text:span text:style-name="T28">P</text:span></text:span><text:span text:style-name="Strong_20_Emphasis"><text:span text:style-name="T160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2"><text:span text:style-name="Strong_20_Emphasis"><text:span text:style-name="T54"><draw:control text:anchor-type="as-char" draw:z-index="6" draw:name="Vorm40_0" draw:style-name="gr1" draw:text-style-name="P95" svg:width="0.35cm" svg:height="0.35cm" draw:control="control5"/></text:span></text:span></text:p>
          </table:table-cell>
          <table:table-cell table:style-name="Tabel2.A1" office:value-type="string">
            <text:p text:style-name="P72"><text:span text:style-name="Strong_20_Emphasis"><text:span text:style-name="T54"><draw:control text:anchor-type="as-char" draw:z-index="11" draw:name="Vorm40_ 1" draw:style-name="gr1" draw:text-style-name="P95" svg:width="0.35cm" svg:height="0.35cm" draw:control="control10"/></text:span></text:span></text:p>
          </table:table-cell>
          <table:table-cell table:style-name="Tabel2.D1" office:value-type="string">
            <text:p text:style-name="P86"><text:span text:style-name="Strong_20_Emphasis"><text:span text:style-name="T35">Log in as</text:span></text:span><text:span text:style-name="Strong_20_Emphasis"><text:span text:style-name="T34"> </text:span></text:span><text:span text:style-name="Definition"><text:span text:style-name="T356">&lt;user</text:span></text:span><text:span text:style-name="Definition"><text:span text:style-name="T264">&gt;</text:span></text:span><text:span text:style-name="Strong_20_Emphasis"><text:span text:style-name="T44"><text:note text:id="ftn6" text:note-class="footnote"><text:note-citation>1</text:note-citation><text:note-body><text:p text:style-name="P66"><text:span text:style-name="User_20_Entry"><text:span text:style-name="T99">Login any additional </text:span></text:span><text:span text:style-name="Definition"><text:span text:style-name="T342">USER</text:span></text:span><text:span text:style-name="User_20_Entry"><text:span text:style-name="T98">s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42"/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2"><text:span text:style-name="Strong_20_Emphasis"><text:span text:style-name="T83"><draw:control text:anchor-type="as-char" draw:z-index="13" draw:name="Vorm4_ 2" draw:style-name="gr1" draw:text-style-name="P95" svg:width="0.35cm" svg:height="0.35cm" draw:control="control12"/></text:span></text:span></text:p>
          </table:table-cell>
          <table:table-cell table:style-name="Tabel2.D2" office:value-type="string">
            <text:p text:style-name="P64"><text:span text:style-name="Strong_20_Emphasis"><text:span text:style-name="T107">Go through the welcome screens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42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3"><text:span text:style-name="Strong_20_Emphasis"><text:span text:style-name="T54"><draw:control text:anchor-type="as-char" draw:z-index="19" draw:name="Vorm 8" draw:style-name="gr1" draw:text-style-name="P95" svg:width="0.35cm" svg:height="0.35cm" draw:control="control18"/></text:span></text:span></text:p>
          </table:table-cell>
          <table:table-cell table:style-name="Tabel2.A1" office:value-type="string">
            <text:p text:style-name="P73"><text:span text:style-name="Strong_20_Emphasis"><text:span text:style-name="T54"><draw:control text:anchor-type="as-char" draw:z-index="20" draw:name="Vorm 9" draw:style-name="gr1" draw:text-style-name="P95" svg:width="0.35cm" svg:height="0.35cm" draw:control="control19"/></text:span></text:span></text:p>
          </table:table-cell>
          <table:table-cell table:style-name="Tabel2.D5" office:value-type="string">
            <text:p text:style-name="P82"><text:span text:style-name="Strong_20_Emphasis"><text:span text:style-name="T52">Type: </text:span></text:span><text:span text:style-name="Strong_20_Emphasis"><text:span text:style-name="T108">kz menu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6" office:value-type="string">
            <text:p text:style-name="P35"><text:span text:style-name="Strong_20_Emphasis"><text:span text:style-name="T47">Select</text:span></text:span><text:span text:style-name="Strong_20_Emphasis"><text:span text:style-name="T43"> </text:span></text:span><text:span text:style-name="Strong_20_Emphasis"><text:span text:style-name="T74">4</text:span></text:span><text:span text:style-name="Strong_20_Emphasis"><text:span text:style-name="T68"> </text:span></text:span><text:span text:style-name="Strong_20_Emphasis"><text:span text:style-name="T51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7" office:value-type="string">
            <text:p text:style-name="P63"><text:span text:style-name="Strong_20_Emphasis"><text:span text:style-name="T41">Follow the instructions on the screen.</text:span></text:span></text:p>
          </table:table-cell>
        </table:table-row>
      </table:table>
      <text:p text:style-name="P43"/>
      <text:p text:style-name="P44"/>
      <text:p text:style-name="P54"><text:span text:style-name="T158">End of checklist,</text:span><text:span text:style-name="T159"> </text:span><text:span text:style-name="Strong_20_Emphasis"><text:span text:style-name="T116"><text:user-field-get text:name="Distro">Rocky Linux</text:user-field-get></text:span></text:span><text:span text:style-name="T157"><text:s/></text:span><text:span text:style-name="T156"><text:user-field-get text:name="Version">8.10</text:user-field-get></text:span><text:span text:style-name="T156"><text:s/></text:span><text:span text:style-name="Strong_20_Emphasis"><text:span text:style-name="T117">Desktop</text:span></text:span><text:span text:style-name="Strong_20_Emphasis"><text:span text:style-name="T79"> </text:span></text:span><text:span text:style-name="T158">installation is complete.</text:span></text:p>
      <text:p text:style-name="P32"/>
      <text:p text:style-name="P19"><text:span text:style-name="Emphasis"><text:span text:style-name="T375">Written</text:span></text:span><text:span text:style-name="Emphasis"><text:span text:style-name="T376"> </text:span></text:span><text:span text:style-name="Emphasis"><text:span text:style-name="T375">by</text:span></text:span><text:span text:style-name="Emphasis"><text:span text:style-name="T37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82">Karel Zimmer</text:span></text:span></text:a><text:span text:style-name="Emphasis"><text:span text:style-name="T377">.</text:span></text:span></text:p>
      <text:p text:style-name="P20"><text:span text:style-name="Emphasis"><text:span text:style-name="T380">License </text:span></text:span><text:span text:style-name="Emphasis"><text:span text:style-name="T378">C</text:span></text:span><text:span text:style-name="Emphasis"><text:span text:style-name="T379">C0</text:span></text:span><text:span text:style-name="Emphasis"><text:span text:style-name="T377"> 1.0 </text:span></text:span><text:span text:style-name="Emphasis"><text:span text:style-name="T38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81"><text:s/></text:span></text:span><text:span text:style-name="Emphasis"><text:span text:style-name="T38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8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0-30T20:22:03.313928651">30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30T20:22:03.209785737</dc:date>
    <meta:keyword>Installatie</meta:keyword>
    <meta:keyword>Checklist</meta:keyword>
    <meta:keyword>Linux</meta:keyword>
    <meta:editing-cycles>6959</meta:editing-cycles>
    <meta:editing-duration>P12DT6H56M58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2" meta:word-count="437" meta:character-count="2765" meta:non-whitespace-character-count="2357"/>
    <meta:user-defined meta:name="Info 1"/>
    <meta:user-defined meta:name="Info 2"/>
    <meta:user-defined meta:name="Info 3"/>
    <meta:user-defined meta:name="Info 4"/>
  </office:meta>
</office:document-meta>
</file>